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f68c6" officeooo:paragraph-rsid="0041a007"/>
    </style:style>
    <style:style style:name="P2" style:family="paragraph" style:parent-style-name="Standard">
      <style:text-properties officeooo:rsid="000f159e" officeooo:paragraph-rsid="00bb6f62"/>
    </style:style>
    <style:style style:name="P3" style:family="paragraph" style:parent-style-name="Standard">
      <style:text-properties officeooo:rsid="0096faa1" officeooo:paragraph-rsid="00c70060"/>
    </style:style>
    <style:style style:name="P4" style:family="paragraph" style:parent-style-name="Standard">
      <style:text-properties officeooo:rsid="00c805b2" officeooo:paragraph-rsid="00f19664"/>
    </style:style>
    <style:style style:name="P5" style:family="paragraph" style:parent-style-name="Standard">
      <style:text-properties officeooo:rsid="00ea4753" officeooo:paragraph-rsid="00f1cf51"/>
    </style:style>
    <style:style style:name="P6" style:family="paragraph" style:parent-style-name="Standard">
      <style:text-properties officeooo:rsid="00f361d3" officeooo:paragraph-rsid="00f361d3"/>
    </style:style>
    <style:style style:name="P7" style:family="paragraph" style:parent-style-name="Standard">
      <style:text-properties officeooo:rsid="006744de" officeooo:paragraph-rsid="00d7d996"/>
    </style:style>
    <style:style style:name="P8" style:family="paragraph" style:parent-style-name="Text_20_body">
      <style:text-properties officeooo:rsid="0015354e" officeooo:paragraph-rsid="0015354e"/>
    </style:style>
    <style:style style:name="P9" style:family="paragraph" style:parent-style-name="Text_20_body">
      <style:text-properties officeooo:rsid="0029582f" officeooo:paragraph-rsid="0029582f"/>
    </style:style>
    <style:style style:name="P10" style:family="paragraph" style:parent-style-name="Standard">
      <style:text-properties officeooo:rsid="00f361d3" officeooo:paragraph-rsid="00f361d3"/>
    </style:style>
    <style:style style:name="P11" style:family="paragraph" style:parent-style-name="Standard">
      <style:text-properties officeooo:rsid="01081293" officeooo:paragraph-rsid="01081293"/>
    </style:style>
    <style:style style:name="P12" style:family="paragraph" style:parent-style-name="Standard">
      <style:text-properties officeooo:rsid="0123e420" officeooo:paragraph-rsid="0123e420"/>
    </style:style>
    <style:style style:name="P13" style:family="paragraph" style:parent-style-name="Heading_20_3">
      <style:text-properties officeooo:paragraph-rsid="00f1cf51"/>
    </style:style>
    <style:style style:name="P14" style:family="paragraph" style:parent-style-name="Heading_20_3">
      <style:text-properties officeooo:paragraph-rsid="00f19664"/>
    </style:style>
    <style:style style:name="P15" style:family="paragraph" style:parent-style-name="Heading_20_3">
      <style:text-properties officeooo:paragraph-rsid="00d7d996"/>
    </style:style>
    <style:style style:name="P16" style:family="paragraph" style:parent-style-name="Heading_20_3">
      <style:text-properties officeooo:paragraph-rsid="00c70060"/>
    </style:style>
    <style:style style:name="P17" style:family="paragraph" style:parent-style-name="Heading_20_3">
      <style:text-properties officeooo:paragraph-rsid="01081293"/>
    </style:style>
    <style:style style:name="T1" style:family="text">
      <style:text-properties officeooo:rsid="0024bc2f"/>
    </style:style>
    <style:style style:name="T2" style:family="text">
      <style:text-properties officeooo:rsid="006ed7af"/>
    </style:style>
    <style:style style:name="T3" style:family="text">
      <style:text-properties officeooo:rsid="009df489"/>
    </style:style>
    <style:style style:name="T4" style:family="text">
      <style:text-properties officeooo:rsid="00c9b7a2"/>
    </style:style>
    <style:style style:name="T5" style:family="text">
      <style:text-properties officeooo:rsid="00cb8620"/>
    </style:style>
    <style:style style:name="T6" style:family="text">
      <style:text-properties officeooo:rsid="00ce3e56"/>
    </style:style>
    <style:style style:name="T7" style:family="text">
      <style:text-properties officeooo:rsid="00cea582"/>
    </style:style>
    <style:style style:name="T8" style:family="text">
      <style:text-properties officeooo:rsid="00dc7ca9"/>
    </style:style>
    <style:style style:name="T9" style:family="text">
      <style:text-properties officeooo:rsid="00e4b763"/>
    </style:style>
    <style:style style:name="T10" style:family="text">
      <style:text-properties officeooo:rsid="00ef502f"/>
    </style:style>
    <style:style style:name="T11" style:family="text">
      <style:text-properties officeooo:rsid="00f3b489"/>
    </style:style>
    <style:style style:name="T12" style:family="text">
      <style:text-properties officeooo:rsid="0100f632"/>
    </style:style>
    <style:style style:name="T13" style:family="text">
      <style:text-properties officeooo:rsid="010526f0"/>
    </style:style>
    <style:style style:name="T14" style:family="text">
      <style:text-properties officeooo:rsid="010555cf"/>
    </style:style>
    <style:style style:name="T15" style:family="text">
      <style:text-properties officeooo:rsid="01081293"/>
    </style:style>
    <style:style style:name="T16" style:family="text">
      <style:text-properties officeooo:rsid="0109cbfe"/>
    </style:style>
    <style:style style:name="T17" style:family="text">
      <style:text-properties officeooo:rsid="010afc9a"/>
    </style:style>
    <style:style style:name="T18" style:family="text">
      <style:text-properties officeooo:rsid="0042c0ce"/>
    </style:style>
    <style:style style:name="T19" style:family="text">
      <style:text-properties fo:font-weight="bold" style:font-weight-asian="bold" style:font-weight-complex="bold"/>
    </style:style>
    <style:style style:name="T20" style:family="text">
      <style:text-properties fo:font-weight="bold" officeooo:rsid="004995c9" style:font-weight-asian="bold" style:font-weight-complex="bold"/>
    </style:style>
    <style:style style:name="T21" style:family="text">
      <style:text-properties officeooo:rsid="004b959f"/>
    </style:style>
    <style:style style:name="T22" style:family="text">
      <style:text-properties officeooo:rsid="0117e256"/>
    </style:style>
    <style:style style:name="T23" style:family="text">
      <style:text-properties officeooo:rsid="011ee2f4"/>
    </style:style>
    <style:style style:name="T24" style:family="text">
      <style:text-properties officeooo:rsid="01202cdb"/>
    </style:style>
    <style:style style:name="T25" style:family="text">
      <style:text-properties officeooo:rsid="01230e70"/>
    </style:style>
    <style:style style:name="T26" style:family="text">
      <style:text-properties officeooo:rsid="01258f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ie Macht</text:h>
      <text:p text:style-name="P2">Eine Wirkung oder <text:span text:style-name="T9">Komplexität</text:span> hat einen Anteil an der <text:span text:style-name="T1">relativen </text:span>Wirklichkeit <text:span text:style-name="T23">also ein Wirkpotential in der Wirklichkeit eines Beziehungspartners</text:span>.</text:p>
      <text:h text:style-name="Heading_20_3" text:outline-level="3">Die Wirkung</text:h>
      <text:p text:style-name="P8">Macht kann entlang einer oder mehrerer Beziehungen übertragen werden.</text:p>
      <text:h text:style-name="Heading_20_3" text:outline-level="3">Die Kausalität</text:h>
      <text:p text:style-name="P9">Eine Wirkung kann eine oder mehrere weitere Wirkung(en) katalysieren, welche dies ebenfalls können, welche dies… usw. <text:span text:style-name="T24">Kausalitätsstränge können sich entlang der Evolution des Systems aufteilen.</text:span></text:p>
      <text:h text:style-name="Heading_20_3" text:outline-level="3">Die Komplexität</text:h>
      <text:p text:style-name="P1">Durch inhomogene Kausalität kann Macht verklumpen und Komplexe bilden. Diese Komplexe enthalten eine Menge an <text:span text:style-name="T8">(diskreter/stetiger)</text:span> Information welche sie beschreibt. Wirkt Macht auf einen Komplex verändert sich dessen Information konstruktiv oder destruktiv.</text:p>
      <text:p text:style-name="Text_20_body"><text:span text:style-name="T19">Di</text:span><text:span text:style-name="T20">e Synergie: </text:span><text:span text:style-name="T18">Wirkt Macht konstruktiv auf einen Komplex so wird dieser komplexer. </text:span></text:p>
      <text:p text:style-name="Text_20_body"><text:span text:style-name="T19">Die Entropie: </text:span><text:span text:style-name="T21">Wirkt Macht destruktiv auf einen Komplex so wird dieser banaler.</text:span></text:p>
      <text:h text:style-name="P13" text:outline-level="3">Die stetige Information</text:h>
      <text:p text:style-name="P5">Ist andauernde Wirkung <text:span text:style-name="T10">einer variablen Menge an Macht</text:span>.</text:p>
      <text:h text:style-name="P14" text:outline-level="3">D<text:span text:style-name="T5">er</text:span> <text:span text:style-name="T4">Freiheitsgrad</text:span></text:h>
      <text:p text:style-name="P4">Die Information eines Komplexes erlaubt eine bestimmte Anzahl stabiler Modifikationen. <text:span text:style-name="T6">Gehen diese Freiheitsgrade gegen unendlich ist die Komplexität stetiger Information.</text:span></text:p>
      <text:h text:style-name="P15" text:outline-level="3">Die <text:span text:style-name="T2">diskrete Information</text:span></text:h>
      <text:p text:style-name="P7">Komplexe stetiger Information können durch spezifische Wirkung zwischen mehreren stabilen möglichen Informationen wechseln und so abstrahierte diskrete Information speichern. Diskrete Infromation ist an die stetige Information der tragenden Komplexität gekoppelt. Daher kann die Operation an der diskreten Information Wirkung katalysieren.</text:p>
      <text:h text:style-name="P16" text:outline-level="3">D<text:span text:style-name="T3">ie</text:span> <text:span text:style-name="T25">Abstraktion</text:span></text:h>
      <text:p text:style-name="P3"><text:span text:style-name="T7">Komplexe </text:span>k<text:span text:style-name="T7">önnen</text:span> zu Komplex<text:span text:style-name="T12">en größerer Macht und höherer oder niedriger Freiheitsgrade</text:span> verklumpen.<text:span text:style-name="T12"> Sie können sich stetig ändern und in ihre Beziehungen können in „symbiotisch“, „parasitär“, und „entropisch“ unterteilt werden.</text:span></text:p>
      <text:p text:style-name="P6"/>
      <text:p text:style-name="P6">In der unendlich <text:span text:style-name="T13">positiven </text:span>Abstraktion liegt die <text:span text:style-name="T11">S</text:span>tetigkeit. <text:span text:style-name="T14">Am anderen Ende das binäre System.</text:span></text:p>
      <text:h text:style-name="P17" text:outline-level="3">Die <text:span text:style-name="T15">virtuelle</text:span> <text:span text:style-name="T22">Macht</text:span></text:h>
      <text:p text:style-name="P11">Komplexe diskreter Information ha<text:span text:style-name="T16">ben</text:span> ein reeles Wirkpotent<text:span text:style-name="T17">ial in der Wirklichkeit anderer solcher Komplexe und können in Bezug auf die Struktur der darunterliegende Abstraktionsebene mobil sein.</text:span></text:p>
      <text:h text:style-name="Heading_20_3" text:outline-level="3">Die Evolution des Lebens</text:h>
      <text:p text:style-name="P12">Systeme <text:span text:style-name="T26">diskreter</text:span> Komplexe <text:span text:style-name="T26">können einen Freiheitsgrad besitzen, welcher einen selbstgetriebenen Komplexitätsaufbau ermögli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52:14.998834538</meta:creation-date>
    <dc:date>2017-06-24T18:49:53.573211377</dc:date>
    <meta:editing-duration>PT3H9M27S</meta:editing-duration>
    <meta:editing-cycles>202</meta:editing-cycles>
    <meta:generator>LibreOffice/5.3.3.2$Linux_X86_64 LibreOffice_project/30m0$Build-2</meta:generator>
    <meta:document-statistic meta:table-count="0" meta:image-count="0" meta:object-count="0" meta:page-count="1" meta:paragraph-count="23" meta:word-count="282" meta:character-count="2200" meta:non-whitespace-character-count="1940"/>
  </office:meta>
</office:document-meta>
</file>